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091a84" officeooo:paragraph-rsid="00091a8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a6705" officeooo:paragraph-rsid="000a6705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0aceda" officeooo:paragraph-rsid="000aced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bd28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0bd28a" officeooo:paragraph-rsid="000bd28a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91a84" officeooo:paragraph-rsid="000aceda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d4d4d4" style:font-name="Consolas" fo:font-size="10.5pt" fo:font-weight="normal" officeooo:rsid="000a6705" officeooo:paragraph-rsid="000a6705" fo:background-color="#1e1e1e"/>
    </style:style>
    <style:style style:name="P8" style:family="paragraph" style:parent-style-name="Standard">
      <style:text-properties fo:language="da" fo:country="DK" officeooo:rsid="000184bd" officeooo:paragraph-rsid="000184bd"/>
    </style:style>
    <style:style style:name="P9" style:family="paragraph" style:parent-style-name="Standard">
      <style:text-properties fo:language="da" fo:country="DK" officeooo:rsid="000349df" officeooo:paragraph-rsid="0004ce42"/>
    </style:style>
    <style:style style:name="P10" style:family="paragraph" style:parent-style-name="Standard">
      <style:text-properties fo:language="da" fo:country="DK" officeooo:rsid="0004ce42" officeooo:paragraph-rsid="0004ce42"/>
    </style:style>
    <style:style style:name="P11" style:family="paragraph" style:parent-style-name="Standard">
      <style:text-properties fo:language="da" fo:country="DK" officeooo:rsid="00055e71" officeooo:paragraph-rsid="00055e71"/>
    </style:style>
    <style:style style:name="P12" style:family="paragraph" style:parent-style-name="Standard">
      <style:text-properties fo:language="da" fo:country="DK" officeooo:rsid="00071978" officeooo:paragraph-rsid="00071978"/>
    </style:style>
    <style:style style:name="P13" style:family="paragraph" style:parent-style-name="Standard">
      <style:text-properties fo:language="da" fo:country="DK" style:text-underline-style="solid" style:text-underline-width="auto" style:text-underline-color="font-color" officeooo:rsid="0004ce42" officeooo:paragraph-rsid="0004ce42"/>
    </style:style>
    <style:style style:name="P14" style:family="paragraph" style:parent-style-name="Standard">
      <style:text-properties fo:language="da" fo:country="DK" style:text-underline-style="solid" style:text-underline-width="auto" style:text-underline-color="font-color" officeooo:rsid="000184bd" officeooo:paragraph-rsid="000184bd"/>
    </style:style>
    <style:style style:name="P15" style:family="paragraph" style:parent-style-name="Standard">
      <style:text-properties fo:language="da" fo:country="DK" style:text-underline-style="solid" style:text-underline-width="auto" style:text-underline-color="font-color" officeooo:rsid="00075e1a" officeooo:paragraph-rsid="00075e1a"/>
    </style:style>
    <style:style style:name="P16" style:family="paragraph" style:parent-style-name="Standard">
      <style:text-properties fo:language="da" fo:country="DK" officeooo:rsid="00075e1a" officeooo:paragraph-rsid="00075e1a"/>
    </style:style>
    <style:style style:name="P17" style:family="paragraph" style:parent-style-name="Standard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18" style:family="paragraph" style:parent-style-name="Standard">
      <style:paragraph-properties fo:text-align="center" style:justify-single-word="false"/>
      <style:text-properties fo:font-size="14pt" fo:language="da" fo:country="DK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6pt" fo:language="da" fo:country="DK" officeooo:rsid="000dc730" style:font-size-asian="16pt" style:font-size-complex="16pt"/>
    </style:style>
    <style:style style:name="P20" style:family="paragraph" style:parent-style-name="Preformatted_20_Text">
      <style:text-properties fo:language="da" fo:country="DK" officeooo:rsid="00075e1a" officeooo:paragraph-rsid="00075e1a"/>
    </style:style>
    <style:style style:name="P21" style:family="paragraph" style:parent-style-name="Preformatted_20_Text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2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23" style:family="paragraph" style:parent-style-name="Text_20_body" style:list-style-name="L1">
      <style:text-properties officeooo:rsid="000aceda" officeooo:paragraph-rsid="000bd28a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0bd28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11571f" officeooo:paragraph-rsid="0011571f"/>
    </style:style>
    <style:style style:name="T1" style:family="text">
      <style:text-properties officeooo:rsid="000349df"/>
    </style:style>
    <style:style style:name="T2" style:family="text">
      <style:text-properties officeooo:rsid="00045b22"/>
    </style:style>
    <style:style style:name="T3" style:family="text">
      <style:text-properties officeooo:rsid="0004ce42"/>
    </style:style>
    <style:style style:name="T4" style:family="text">
      <style:text-properties officeooo:rsid="00055e71"/>
    </style:style>
    <style:style style:name="T5" style:family="text">
      <style:text-properties officeooo:rsid="00071978"/>
    </style:style>
    <style:style style:name="T6" style:family="text">
      <style:text-properties style:font-name="SFMono-Regular" fo:font-size="9.75pt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92e" fo:letter-spacing="normal" loext:padding="0cm" loext:border="none"/>
    </style:style>
    <style:style style:name="T9" style:family="text">
      <style:text-properties officeooo:rsid="0007ca91"/>
    </style:style>
    <style:style style:name="T10" style:family="text">
      <style:text-properties officeooo:rsid="000a6705"/>
    </style:style>
    <style:style style:name="T11" style:family="text">
      <style:text-properties fo:color="#9cdcfe"/>
    </style:style>
    <style:style style:name="T12" style:family="text">
      <style:text-properties fo:color="#ce9178"/>
    </style:style>
    <style:style style:name="T13" style:family="text">
      <style:text-properties officeooo:rsid="000aced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56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o-do applikation skrevet med C# .NET Core 2.1</text:p>
      <text:p text:style-name="P18"/>
      <text:p text:style-name="P14"/>
      <text:p text:style-name="P14">WebService/<text:span text:style-name="T1">Problemstilling</text:span>:</text:p>
      <text:p text:style-name="P8"/>
      <text:p text:style-name="P9">Et interface muliggør <text:span text:style-name="T2">oprettelse af korte </text:span>teks<text:span text:style-name="T2">tobjekter, som efterfølgende kan genkaldes med en parameter, der tillader en binær tilstandsændring. </text:span></text:p>
      <text:p text:style-name="P9"><text:span text:style-name="T2">Det er tænkt som til beskeder eller noter, som så kan markeres som sande eller falske eller relevante/irrelevante. <text:s text:c="2"/></text:span><text:s/></text:p>
      <text:p text:style-name="P9">Httpprotokollen er <text:span text:style-name="T3">forholdsvist </text:span>universelt tilgængelig og velegnet til <text:span text:style-name="T2">brug af en </text:span>API defineret af <text:span text:style-name="T3">såkaldte</text:span> REST <text:span text:style-name="T3">begrænsninger, som i </text:span>form deklarative ruter <text:span text:style-name="T3">tillader oprettelse og gengivelse af data i en database.</text:span> <text:s/><text:span text:style-name="T2">Brugeren er frit stillet til at gengive indholdet med en mere eller mindre grafisk opsætning. </text:span><text:s text:c="8"/></text:p>
      <text:p text:style-name="P9"/>
      <text:p text:style-name="P13">Benyttelse:</text:p>
      <text:p text:style-name="P10"/>
      <text:p text:style-name="P10">For at tilgå appli<text:span text:style-name="T9">k</text:span>ationen gøres brug af httpprotokollen, der eksempelvis er integreret i <text:span text:style-name="T4">webbrowsere og <text:s text:c="3"/></text:span></text:p>
      <text:p text:style-name="P11">som muliggør fremstilling og afsendelse af data vedhjælp af APIens resurser, og som benyttes med metoderne GET, POST, PUT, der tilsammen <text:span text:style-name="T5">udgør behandling af tekstobjekterne i samlet omfang. </text:span></text:p>
      <text:p text:style-name="P11"/>
      <text:p text:style-name="P12">For at genkalde den samlede list med objekter foretages der en GET forespørgsel til api/todo og der returneres i form af et JSON formateret array.</text:p>
      <text:p text:style-name="P12"/>
      <text:p text:style-name="P12">Et kald til api/todo med metoden POST vil <text:span text:style-name="T13">i stedet</text:span> oprette et nyt tekstobjekt. </text:p>
      <text:p text:style-name="P12"/>
      <text:p text:style-name="P12">For at hente et bestemt objekt kaldes api/todo/id og ligeledes med GET metoden. Bruges der PUT i stedet, vil applikationen opdatere tekstobjektets førnævnte tilstandsparamter.</text:p>
      <text:p text:style-name="P12"/>
      <text:p text:style-name="P15">Databaseforbindelse:</text:p>
      <text:p text:style-name="P16"/>
      <text:p text:style-name="P16">Forbindelsen til databasen sker ved at pege på en overordnet database, enten lokal <text:span text:style-name="T13">til test </text:span>eller serverbeliggende <text:span text:style-name="T13">som tiltænkt</text:span>.</text:p>
      <text:p text:style-name="P16"/>
      <text:p text:style-name="P16">Filen <text:span text:style-name="T14">appsettings.json</text:span> oprettes <text:span text:style-name="T15">i mappen TodoApp </text:span>og skal indeholde de nødvendige specifikationer.</text:p>
      <text:p text:style-name="P16">Således med eksempel på <text:span text:style-name="T13">en </text:span>lokal database tilgang:</text:p>
      <text:p text:style-name="P20"><text:span text:style-name="Source_20_Text"><text:span text:style-name="T7">{</text:span></text:span></text:p>
      <text:p text:style-name="P22"><text:span text:style-name="Source_20_Text"><text:span text:style-name="T8"><text:s text:c="2"/></text:span></text:span><text:span text:style-name="Source_20_Text"><text:span text:style-name="T7">"Logging": {</text:span></text:span></text:p>
      <text:p text:style-name="P22"><text:span text:style-name="Source_20_Text"><text:span text:style-name="T8"><text:s text:c="4"/></text:span></text:span><text:span text:style-name="Source_20_Text"><text:span text:style-name="T7">"LogLevel": {</text:span></text:span></text:p>
      <text:p text:style-name="P22"><text:span text:style-name="Source_20_Text"><text:span text:style-name="T8"><text:s text:c="6"/></text:span></text:span><text:span text:style-name="Source_20_Text"><text:span text:style-name="T7">"Default": "Warning"</text:span></text:span></text:p>
      <text:p text:style-name="P22"><text:span text:style-name="Source_20_Text"><text:span text:style-name="T8"><text:s text:c="4"/></text:span></text:span><text:span text:style-name="Source_20_Text"><text:span text:style-name="T7">}</text:span></text:span></text:p>
      <text:p text:style-name="P22"><text:span text:style-name="Source_20_Text"><text:span text:style-name="T8"><text:s text:c="2"/></text:span></text:span><text:span text:style-name="Source_20_Text"><text:span text:style-name="T7">},</text:span></text:span></text:p>
      <text:p text:style-name="P22"><text:span text:style-name="Source_20_Text"><text:span text:style-name="T8"><text:s text:c="2"/></text:span></text:span><text:span text:style-name="Source_20_Text"><text:span text:style-name="T7">"ConnectionStrings": {</text:span></text:span></text:p>
      <text:p text:style-name="P22"><text:span text:style-name="Source_20_Text"><text:span text:style-name="T8"><text:s text:c="4"/></text:span></text:span><text:span text:style-name="Source_20_Text"><text:span text:style-name="T7">"DefaultConnection": "Data Source=(localdb)\\MSSQLLocalDB;Database=TodoApp;"</text:span></text:span></text:p>
      <text:p text:style-name="P22"><text:span text:style-name="Source_20_Text"><text:span text:style-name="T8"><text:s text:c="2"/></text:span></text:span><text:span text:style-name="Source_20_Text"><text:span text:style-name="T7">},</text:span></text:span></text:p>
      <text:p text:style-name="P22"><text:span text:style-name="Source_20_Text"><text:span text:style-name="T8"><text:s text:c="2"/></text:span></text:span><text:span text:style-name="Source_20_Text"><text:span text:style-name="T7">"AllowedHosts": "*"</text:span></text:span></text:p>
      <text:p text:style-name="P22"><text:span text:style-name="Source_20_Text"><text:span text:style-name="T7">}</text:span></text:span></text:p>
      <text:p text:style-name="P16"><text:s text:c="2"/></text:p>
      <text:p text:style-name="P12"><text:soft-page-break/></text:p>
      <text:p text:style-name="P16"><text:span text:style-name="T9">Derefter </text:span>oprettes <text:span text:style-name="T9">databasen og dens tabel </text:span>ved <text:span text:style-name="T15">i samme mappe at </text:span>eksekvere kommandoerne:</text:p>
      <text:p text:style-name="P17"><text:span text:style-name="Source_20_Text"><text:span text:style-name="T6"/></text:span></text:p>
      <text:p text:style-name="P21"><text:span text:style-name="Source_20_Text"><text:span text:style-name="T6"/></text:span></text:p>
      <text:p text:style-name="P22"><text:span text:style-name="Source_20_Text"><text:span text:style-name="T7">dotnet ef migrations add InitialCreate</text:span></text:span></text:p>
      <text:p text:style-name="P22"><text:span text:style-name="Source_20_Text"><text:span text:style-name="T7">dotnet ef database update</text:span></text:span></text:p>
      <text:p text:style-name="P4"/>
      <text:p text:style-name="P25">Referer til readme.md i mappen TodoApp</text:p>
      <text:p text:style-name="P4"><text:bookmark text:name="user-content-create-an-appsettingsjson-with-a-connectionstring-to-db"/><text:line-break/><text:span text:style-name="T13">Koden er skrevet i programmeringssproget C#, nærmere betegnet .NET Core 2.1 </text:span></text:p>
      <text:p text:style-name="P5">Installation består af:</text:p>
      <text:list xml:id="list888533077" text:style-name="L1">
        <text:list-item>
          <text:p text:style-name="P23">SDK 2.1.500</text:p>
        </text:list-item>
        <text:list-item>
          <text:p text:style-name="P23">Runtime 2.1.6</text:p>
        </text:list-item>
      </text:list>
      <text:p text:style-name="P6"/>
      <text:p text:style-name="P6">Browserbaseret brugerapplikation som eksempel:</text:p>
      <text:p text:style-name="P1">Der er vedlagt en html side, som tillader brug <text:span text:style-name="T10">af applikationen </text:span>ved hjælp af en grafisk brugerflade. <text:span text:style-name="T10">Siden indeholder alt nødvendig kode til at foretage de nødvendige opkald fra brugerens enhed. </text:span><text:s text:c="4"/></text:p>
      <text:p text:style-name="P2">På linje 255 ses hvordan tekstobjekternes indeks hentes og lagres på siden, således at de senere kan opdateres ved hjælp at et simpelt klik på musen. <text:s/></text:p>
      <text:p text:style-name="P7"><text:span text:style-name="T11">checkbox</text:span>.id = <text:span text:style-name="T12">"item"</text:span> + <text:span text:style-name="T11">items</text:span>[<text:span text:style-name="T11">i</text:span>].id; </text:p>
      <text:p text:style-name="P2"/>
      <text:p text:style-name="P2"/>
      <text:p text:style-name="P3"><text:tab/><text:tab/><text:tab/><text:tab/><text:tab/><text:tab/><text:tab/><text:tab/><text:tab/><text:tab/>Niels Gregersen 23-11-2018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28T18:51:46.772000000</dc:date>
    <meta:editing-duration>PT31M22S</meta:editing-duration>
    <meta:editing-cycles>7</meta:editing-cycles>
    <meta:document-statistic meta:table-count="0" meta:image-count="0" meta:object-count="0" meta:page-count="2" meta:paragraph-count="40" meta:word-count="374" meta:character-count="2639" meta:non-whitespace-character-count="2235"/>
  </office:meta>
</office:document-meta>
</file>